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2.7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1.35cm" fo:min-width="7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1.15cm" fo:min-width="9.3cm"/>
    </style:style>
    <style:style style:name="gr5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6" style:family="graphic" style:parent-style-name="standard">
      <style:graphic-properties draw:textarea-horizontal-align="justify" draw:textarea-vertical-align="top" draw:auto-grow-height="false" fo:min-height="0.306cm" fo:min-width="2.556cm" fo:wrap-option="no-wrap"/>
    </style:style>
    <style:style style:name="gr7" style:family="graphic" style:parent-style-name="standard">
      <style:graphic-properties draw:fill-color="#ffffd7" draw:textarea-horizontal-align="justify" draw:textarea-vertical-align="top" draw:auto-grow-height="false" fo:min-height="2.55cm" fo:min-width="11cm"/>
    </style:style>
    <style:style style:name="gr8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25cm" fo:min-width="0.3cm"/>
    </style:style>
    <style:style style:name="gr9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35cm" fo:min-width="0.3cm"/>
    </style:style>
    <style:style style:name="gr10" style:family="graphic" style:parent-style-name="standard">
      <style:graphic-properties draw:fill-color="#ffffd7" draw:textarea-horizontal-align="justify" draw:textarea-vertical-align="top" draw:auto-grow-height="false" fo:min-height="4.55cm" fo:min-width="11.5cm"/>
    </style:style>
    <style:style style:name="gr11" style:family="graphic" style:parent-style-name="standard">
      <style:graphic-properties draw:stroke="dash" draw:stroke-dash="Ultrafine_20_Dashed" svg:stroke-color="#ffffff" svg:stroke-opacity="0%" draw:fill-color="#ffffff" draw:opacity="0%" draw:textarea-horizontal-align="justify" draw:textarea-vertical-align="middle" draw:auto-grow-height="false" fo:min-height="0.45cm" fo:min-width="0.3cm"/>
    </style:style>
    <style:style style:name="gr12" style:family="graphic" style:parent-style-name="standard">
      <style:graphic-properties draw:textarea-horizontal-align="justify" draw:textarea-vertical-align="top" draw:auto-grow-height="false" fo:min-height="4.844cm" fo:min-width="6.63cm" fo:wrap-option="no-wrap"/>
    </style:style>
    <style:style style:name="gr13" style:family="graphic" style:parent-style-name="standard">
      <style:graphic-properties draw:fill-color="#ffffd7" draw:textarea-horizontal-align="justify" draw:textarea-vertical-align="top" draw:auto-grow-height="false" fo:min-height="2.25cm" fo:min-width="9.2cm"/>
    </style:style>
    <style:style style:name="gr14" style:family="graphic" style:parent-style-name="standard">
      <style:graphic-properties draw:fill-color="#ffffd7" draw:textarea-horizontal-align="justify" draw:textarea-vertical-align="top" draw:auto-grow-height="false" fo:min-height="2.55cm" fo:min-width="9.8cm"/>
    </style:style>
    <style:style style:name="gr15" style:family="graphic" style:parent-style-name="standard">
      <style:graphic-properties draw:fill="solid" draw:fill-color="#ffffd7" draw:textarea-horizontal-align="justify" draw:textarea-vertical-align="top" draw:auto-grow-height="false" fo:min-height="1.85cm" fo:min-width="10.5cm"/>
    </style:style>
    <style:style style:name="gr16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17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8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P1" style:family="paragraph">
      <style:paragraph-properties fo:text-align="center"/>
      <style:text-properties fo:font-size="10.5pt" style:font-size-asian="10.5pt" style:font-size-complex="10.5pt"/>
    </style:style>
    <style:style style:name="P2" style:family="paragraph">
      <style:paragraph-properties fo:text-align="center" style:text-autospace="none"/>
      <style:text-properties fo:color="#000000" style:font-name="DejaVu Sans Mono" fo:font-size="10.5pt" style:font-name-asian="DejaVu Sans Mono" style:font-size-asian="10.5pt" style:font-name-complex="DejaVu Sans Mono" style:font-size-complex="10.5pt"/>
    </style:style>
    <style:style style:name="P3" style:family="paragraph">
      <style:paragraph-properties style:text-autospace="none"/>
      <style:text-properties fo:font-size="5.5pt" style:font-size-asian="5.5pt" style:font-size-complex="5.5pt"/>
    </style:style>
    <style:style style:name="P4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style:text-autospace="none"/>
    </style:style>
    <style:style style:name="P7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8" style:family="paragraph">
      <style:paragraph-properties fo:text-align="start"/>
    </style:style>
    <style:style style:name="P9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10" style:family="paragraph">
      <style:paragraph-properties fo:text-align="start"/>
      <style:text-properties fo:font-size="5.5pt" style:font-size-asian="5.5pt" style:font-size-complex="5.5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 draw:opacity="0%"/>
      <style:paragraph-properties fo:text-align="center"/>
      <style:text-properties fo:background-color="transparent"/>
    </style:style>
    <style:style style:name="P13" style:family="paragraph">
      <style:paragraph-properties fo:text-align="start"/>
      <style:text-properties fo:font-size="9pt" style:font-size-asian="9pt" style:font-size-complex="9pt"/>
    </style:style>
    <style:style style:name="P14" style:family="paragraph">
      <loext:graphic-properties draw:fill="solid" draw:fill-color="#ffffd7"/>
      <style:paragraph-properties fo:text-align="start" style:text-autospace="none"/>
      <style:text-properties fo:font-size="5.5pt" style:font-size-asian="5.5pt" style:font-size-complex="5.5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DejaVu Sans Mono" fo:font-size="10.5pt" fo:font-style="normal" fo:text-shadow="none" style:text-underline-style="none" fo:font-weight="normal" style:letter-kerning="true" style:font-name-asian="DejaVu Sans Mono" style:font-size-asian="10.5pt" style:font-style-asian="normal" style:font-weight-asian="normal" style:font-name-complex="DejaVu Sans Mono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5.5pt" style:font-size-asian="5.5pt" style:font-size-complex="5.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background-color="transparent"/>
    </style:style>
    <style:style style:name="T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style:letter-kerning="true" style:font-name-asian="DejaVu Sans Mono" style:font-size-asian="9pt" style:font-style-asian="normal" style:font-name-complex="DejaVu Sans Mono" style:font-size-complex="9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3.2cm" svg:height="1.7cm" svg:x="8.4cm" svg:y="1.7cm">
          <text:p text:style-name="P1"><text:span text:style-name="T1">D</text:span><text:span text:style-name="T1">e</text:span><text:span text:style-name="T1">l</text:span><text:span text:style-name="T1">e</text:span><text:span text:style-name="T1">t</text:span><text:span text:style-name="T1">e</text:span><text:span text:style-name="T1">A</text:span><text:span text:style-name="T1">l</text:span><text:span text:style-name="T1">l</text:span><text:span text:style-name="T1">方</text:span><text:span text:style-name="T1">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7.8cm" svg:height="1.6cm" svg:x="6.1cm" svg:y="4.9cm">
          <text:p text:style-name="P3"><text:span text:style-name="T2">func </text:span><text:span text:style-name="T3">(c </text:span><text:span text:style-name="T3">*Clien</text:span><text:span text:style-name="T3">t) </text:span><text:span text:style-name="T3">Delete</text:span><text:span text:style-name="T3">All() </text:span><text:span text:style-name="T3">error </text:span><text:span text:style-name="T3">{</text:span><text:span text:style-name="T3"><text:line-break/></text:span><text:span text:style-name="T3"> <text:s text:c="3"/></text:span><text:span text:style-name="T2">re</text:span><text:span text:style-name="T2">turn </text:span><text:span text:style-name="T3">c.with</text:span><text:span text:style-name="T3">KeyRw(</text:span><text:span text:style-name="T4">""</text:span><text:span text:style-name="T3">, </text:span><text:span text:style-name="T2">func</text:span><text:span text:style-name="T3">(r</text:span><text:span text:style-name="T3">w </text:span><text:span text:style-name="T3">*bufio</text:span><text:span text:style-name="T3">.ReadW</text:span><text:span text:style-name="T3">riter) </text:span><text:span text:style-name="T3">error </text:span><text:span text:style-name="T3">{</text:span><text:span text:style-name="T3"><text:line-break/></text:span><text:span text:style-name="T3"> <text:s text:c="6"/></text:span><text:span text:style-name="T3"><text:s/></text:span><text:span text:style-name="T2">retur</text:span><text:span text:style-name="T2">n </text:span><text:span text:style-name="T3">writeE</text:span><text:span text:style-name="T3">xpectf</text:span><text:span text:style-name="T3">(rw, </text:span><text:span text:style-name="T3">result</text:span><text:span text:style-name="T3">Delete</text:span><text:span text:style-name="T3">d, </text:span><text:span text:style-name="T4">"flush</text:span><text:span text:style-name="T4">_all\</text:span><text:span text:style-name="T4">r\n"</text:span><text:span text:style-name="T5">)</text:span><text:span text:style-name="T5"><text:line-break/></text:span><text:span text:style-name="T5"> <text:s text:c="3"/>}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cm" svg:y1="3.4cm" svg:x2="10cm" svg:y2="4.9cm">
          <text:p/>
        </draw:line>
        <draw:custom-shape draw:style-name="gr4" draw:text-style-name="P7" draw:layer="layout" svg:width="9.8cm" svg:height="1.4cm" svg:x="5cm" svg:y="7.5cm">
          <text:p text:style-name="P6"><text:span text:style-name="T2">func </text:span><text:span text:style-name="T3">(c </text:span><text:span text:style-name="T3">*Client) </text:span><text:span text:style-name="T3">withKeyRw</text:span><text:span text:style-name="T3">(key </text:span><text:span text:style-name="T3">string, </text:span><text:span text:style-name="T3">fn </text:span><text:span text:style-name="T2">func</text:span><text:span text:style-name="T3">(*buf</text:span><text:span text:style-name="T3">io.ReadWr</text:span><text:span text:style-name="T3">iter) </text:span><text:span text:style-name="T3">error) </text:span><text:span text:style-name="T3">error {</text:span><text:span text:style-name="T3"><text:line-break/></text:span><text:span text:style-name="T3"> <text:s text:c="3"/></text:span><text:span text:style-name="T2">retur</text:span><text:span text:style-name="T2">n </text:span><text:span text:style-name="T3">c.withKey</text:span><text:span text:style-name="T3">Addr(key, </text:span><text:span text:style-name="T2">func</text:span><text:span text:style-name="T5">(addr </text:span><text:span text:style-name="T5">net.Addr) </text:span><text:span text:style-name="T5">error {</text:span><text:span text:style-name="T5"><text:line-break/></text:span><text:span text:style-name="T5"> <text:s text:c="3"/></text:span><text:span text:style-name="T3"><text:s text:c="4"/></text:span><text:span text:style-name="T2">r</text:span><text:span text:style-name="T2">eturn </text:span><text:span text:style-name="T5">c.withAdd</text:span><text:span text:style-name="T5">rRw(addr, </text:span><text:span text:style-name="T5">fn)</text:span><text:span text:style-name="T5"><text:line-break/></text:span><text:span text:style-name="T5"> <text:s text:c="3"/>}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6cm" svg:height="4.8cm" svg:x="-3.1cm" svg:y="6.9cm">
          <text:p text:style-name="P8"><text:span text:style-name="T6">fun</text:span><text:span text:style-name="T6">c </text:span><text:span text:style-name="T6">(ss </text:span><text:span text:style-name="T6">*Se</text:span><text:span text:style-name="T6">rver</text:span><text:span text:style-name="T6">List</text:span><text:span text:style-name="T6">) </text:span><text:span text:style-name="T6">Pic</text:span><text:span text:style-name="T6">kSe</text:span><text:span text:style-name="T6">rver</text:span><text:span text:style-name="T6">(ke</text:span><text:span text:style-name="T6">y </text:span><text:span text:style-name="T6">stri</text:span><text:span text:style-name="T6">ng) </text:span><text:span text:style-name="T6">(net</text:span><text:span text:style-name="T6">.Ad</text:span><text:span text:style-name="T6">dr, </text:span><text:span text:style-name="T6">erro</text:span><text:span text:style-name="T6">r) {</text:span></text:p>
          <text:p text:style-name="P8"><text:span text:style-name="T6"><text:s text:c="7"/></text:span><text:span text:style-name="T6"><text:s/></text:span><text:span text:style-name="T6">ss.</text:span><text:span text:style-name="T6">mu.</text:span><text:span text:style-name="T6">RLo</text:span><text:span text:style-name="T6">ck()</text:span></text:p>
          <text:p text:style-name="P8"><text:span text:style-name="T6"><text:s text:c="7"/></text:span><text:span text:style-name="T6"><text:s/></text:span><text:span text:style-name="T6">def</text:span><text:span text:style-name="T6">er </text:span><text:span text:style-name="T6">ss.</text:span><text:span text:style-name="T6">mu.</text:span><text:span text:style-name="T6">RU</text:span><text:span text:style-name="T6">nlo</text:span><text:span text:style-name="T6">ck()</text:span></text:p>
          <text:p text:style-name="P8"><text:span text:style-name="T6"><text:s text:c="7"/></text:span><text:span text:style-name="T6"><text:s/></text:span><text:span text:style-name="T6">if </text:span><text:span text:style-name="T6">len(</text:span><text:span text:style-name="T6">ss.</text:span><text:span text:style-name="T6">add</text:span><text:span text:style-name="T6">rs) </text:span><text:span text:style-name="T6">== </text:span><text:span text:style-name="T6">0 {</text:span></text:p>
          <text:p text:style-name="P8"><text:span text:style-name="T7"><text:s text:c="7"/></text:span><text:span text:style-name="T7"><text:s/></text:span><text:span text:style-name="T6"><text:s text:c="6"/></text:span><text:span text:style-name="T6"><text:s text:c="2"/></text:span><text:span text:style-name="T6">retu</text:span><text:span text:style-name="T6">rn </text:span><text:span text:style-name="T6">nil, </text:span><text:span text:style-name="T6">Err</text:span><text:span text:style-name="T6">No</text:span><text:span text:style-name="T6">Ser</text:span><text:span text:style-name="T6">ver</text:span><text:span text:style-name="T6">s</text:span></text:p>
          <text:p text:style-name="P8"><text:span text:style-name="T6"><text:s text:c="7"/></text:span><text:span text:style-name="T6"><text:s/></text:span><text:span text:style-name="T6">}</text:span></text:p>
          <text:p text:style-name="P8"><text:span text:style-name="T6"><text:s text:c="7"/></text:span><text:span text:style-name="T6"><text:s/></text:span><text:span text:style-name="T6">if </text:span><text:span text:style-name="T6">len(</text:span><text:span text:style-name="T6">ss.</text:span><text:span text:style-name="T6">add</text:span><text:span text:style-name="T6">rs) </text:span><text:span text:style-name="T6">== </text:span><text:span text:style-name="T6">1 {</text:span></text:p>
          <text:p text:style-name="P8"><text:span text:style-name="T7"><text:s text:c="7"/></text:span><text:span text:style-name="T7"><text:s/></text:span><text:span text:style-name="T6"><text:s text:c="6"/></text:span><text:span text:style-name="T6"><text:s text:c="2"/></text:span><text:span text:style-name="T6">retu</text:span><text:span text:style-name="T6">rn </text:span><text:span text:style-name="T6">ss.</text:span><text:span text:style-name="T6">add</text:span><text:span text:style-name="T6">rs[0</text:span><text:span text:style-name="T6">], </text:span><text:span text:style-name="T6">nil</text:span></text:p>
          <text:p text:style-name="P8"><text:span text:style-name="T6"><text:s text:c="7"/></text:span><text:span text:style-name="T6"><text:s/></text:span><text:span text:style-name="T6">}</text:span></text:p>
          <text:p text:style-name="P8"><text:span text:style-name="T6"><text:s text:c="7"/></text:span><text:span text:style-name="T6"><text:s/></text:span><text:span text:style-name="T6">// </text:span><text:span text:style-name="T6">这</text:span><text:span text:style-name="T6">种</text:span><text:span text:style-name="T6">写</text:span><text:span text:style-name="T6">法</text:span><text:span text:style-name="T6">是</text:span><text:span text:style-name="T6">为</text:span><text:span text:style-name="T6">了</text:span><text:span text:style-name="T6">节</text:span><text:span text:style-name="T6">省</text:span><text:span text:style-name="T6">空</text:span><text:span text:style-name="T6">间</text:span><text:span text:style-name="T6">，</text:span><text:span text:style-name="T6">以</text:span><text:span text:style-name="T6">免</text:span><text:span text:style-name="T6">重</text:span><text:span text:style-name="T6">复</text:span><text:span text:style-name="T6">分</text:span><text:span text:style-name="T6">配</text:span><text:span text:style-name="T6">内</text:span><text:span text:style-name="T6">存</text:span><text:span text:style-name="T6">空</text:span><text:span text:style-name="T6">间</text:span></text:p>
          <text:p text:style-name="P8"><text:span text:style-name="T6"><text:s text:c="7"/></text:span><text:span text:style-name="T6"><text:s/></text:span><text:span text:style-name="T6">buf</text:span><text:span text:style-name="T6">p := </text:span><text:span text:style-name="T6">key</text:span><text:span text:style-name="T6">Buf</text:span><text:span text:style-name="T6">Poo</text:span><text:span text:style-name="T6">l.Ge</text:span><text:span text:style-name="T6">t().</text:span><text:span text:style-name="T6">(*[]b</text:span><text:span text:style-name="T6">yte)</text:span><text:span text:style-name="T6"><text:tab/></text:span></text:p>
          <text:p text:style-name="P8"><text:span text:style-name="T6"><text:s text:c="7"/></text:span><text:span text:style-name="T6"><text:s/></text:span><text:span text:style-name="T6">// </text:span><text:span text:style-name="T6">从</text:span><text:span text:style-name="T6">临</text:span><text:span text:style-name="T6">时</text:span><text:span text:style-name="T6">对</text:span><text:span text:style-name="T6">象</text:span><text:span text:style-name="T6">池</text:span><text:span text:style-name="T6">中</text:span><text:span text:style-name="T6">获</text:span><text:span text:style-name="T6">取</text:span><text:span text:style-name="T6">256</text:span><text:span text:style-name="T6">字</text:span><text:span text:style-name="T6">节</text:span><text:span text:style-name="T6">空</text:span><text:span text:style-name="T6">间</text:span></text:p>
          <text:p text:style-name="P8"><text:span text:style-name="T6"><text:s text:c="7"/></text:span><text:span text:style-name="T6"><text:s/></text:span><text:span text:style-name="T6">n := </text:span><text:span text:style-name="T6">cop</text:span><text:span text:style-name="T6">y(*b</text:span><text:span text:style-name="T6">ufp, </text:span><text:span text:style-name="T6">key</text:span><text:span text:style-name="T6">)</text:span><text:span text:style-name="T6"><text:tab/></text:span><text:span text:style-name="T6">// </text:span><text:span text:style-name="T6">将</text:span><text:span text:style-name="T6">key</text:span><text:span text:style-name="T6">值</text:span><text:span text:style-name="T6">复</text:span><text:span text:style-name="T6">制</text:span><text:span text:style-name="T6">到</text:span><text:span text:style-name="T6">这</text:span><text:span text:style-name="T6">个</text:span><text:span text:style-name="T6">空</text:span><text:span text:style-name="T6">间</text:span><text:span text:style-name="T6">中</text:span></text:p>
          <text:p text:style-name="P8"><text:span text:style-name="T6"><text:s text:c="7"/></text:span><text:span text:style-name="T6"><text:s/></text:span><text:span text:style-name="T6">cs :</text:span><text:span text:style-name="T6">= </text:span><text:span text:style-name="T6">crc</text:span><text:span text:style-name="T6">32.</text:span><text:span text:style-name="T6">Che</text:span><text:span text:style-name="T6">cks</text:span><text:span text:style-name="T6">umI</text:span><text:span text:style-name="T6">EE</text:span><text:span text:style-name="T6">E((*</text:span><text:span text:style-name="T6">buf</text:span><text:span text:style-name="T6">p)</text:span><text:span text:style-name="T6">[:n])</text:span></text:p>
          <text:p text:style-name="P8"><text:span text:style-name="T7"><text:s text:c="7"/></text:span><text:span text:style-name="T7"><text:s/></text:span><text:span text:style-name="T6">key</text:span><text:span text:style-name="T6">Buf</text:span><text:span text:style-name="T6">Poo</text:span><text:span text:style-name="T6">l.Pu</text:span><text:span text:style-name="T6">t(bu</text:span><text:span text:style-name="T6">fp)</text:span></text:p>
          <text:p text:style-name="P8"><text:span text:style-name="T7"><text:s text:c="7"/></text:span><text:span text:style-name="T7"><text:s/></text:span><text:span text:style-name="T6">key</text:span><text:span text:style-name="T6">Buf</text:span><text:span text:style-name="T6">Poo</text:span><text:span text:style-name="T6">l.Pu</text:span><text:span text:style-name="T6">t(bu</text:span><text:span text:style-name="T6">fp)// </text:span><text:span text:style-name="T6">将</text:span><text:span text:style-name="T6">这</text:span><text:span text:style-name="T6">个</text:span><text:span text:style-name="T6">内</text:span><text:span text:style-name="T6">存</text:span><text:span text:style-name="T6">空</text:span><text:span text:style-name="T6">间</text:span><text:span text:style-name="T6">放</text:span><text:span text:style-name="T6">回</text:span><text:span text:style-name="T6">到</text:span><text:span text:style-name="T6">临</text:span><text:span text:style-name="T6">时</text:span><text:span text:style-name="T6">对</text:span><text:span text:style-name="T6">象</text:span><text:span text:style-name="T6">池</text:span><text:span text:style-name="T6">中</text:span></text:p>
          <text:p text:style-name="P8"><text:span text:style-name="T6"><text:s text:c="7"/></text:span><text:span text:style-name="T6"><text:s/></text:span><text:span text:style-name="T6">// </text:span><text:span text:style-name="T6">获</text:span><text:span text:style-name="T6">取</text:span><text:span text:style-name="T6">一</text:span><text:span text:style-name="T6">个</text:span><text:span text:style-name="T6">服</text:span><text:span text:style-name="T6">务</text:span><text:span text:style-name="T6">器</text:span><text:span text:style-name="T6">地</text:span><text:span text:style-name="T6">址</text:span></text:p>
          <text:p text:style-name="P8"><text:span text:style-name="T7"><text:s text:c="7"/></text:span><text:span text:style-name="T7"><text:s/></text:span><text:span text:style-name="T6">retu</text:span><text:span text:style-name="T6">rn </text:span><text:span text:style-name="T6">ss.</text:span><text:span text:style-name="T6">add</text:span><text:span text:style-name="T6">rs[c</text:span><text:span text:style-name="T6">s</text:span><text:span text:style-name="T6">%ui</text:span><text:span text:style-name="T6">nt3</text:span><text:span text:style-name="T6">2(le</text:span><text:span text:style-name="T6">n(s</text:span><text:span text:style-name="T6">s.a</text:span><text:span text:style-name="T6">ddr</text:span><text:span text:style-name="T6">s))], </text:span><text:span text:style-name="T6">nil</text:span></text:p>
          <text:p text:style-name="P8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3cm" svg:height="0.6cm" svg:x="-0.9cm" svg:y="5.7cm">
          <text:p text:style-name="P8"><text:span text:style-name="T6">选</text:span><text:span text:style-name="T6">择</text:span><text:span text:style-name="T6">一</text:span><text:span text:style-name="T6">个</text:span><text:span text:style-name="T6">me</text:span><text:span text:style-name="T6">mc</text:span><text:span text:style-name="T6">ach</text:span><text:span text:style-name="T6">e</text:span><text:span text:style-name="T6">服</text:span><text:span text:style-name="T6">务</text:span><text:span text:style-name="T6">器</text:span><text:span text:style-name="T6">地</text:span><text:span text:style-name="T6">址</text:span></text:p>
          <draw:enhanced-geometry svg:viewBox="0 0 21600 21600" draw:text-areas="800 800 20800 20800" draw:type="round-rectangular-callout" draw:modifiers="11071.5540745229 45104.82529118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8.8cm" svg:y1="5.5cm" svg:x2="10cm" svg:y2="7.6cm">
          <text:p/>
        </draw:line>
        <draw:custom-shape draw:style-name="gr7" draw:text-style-name="P7" draw:layer="layout" svg:width="11.5cm" svg:height="2.8cm" svg:x="30.499cm" svg:y="5.1cm">
          <text:p text:style-name="P6"><text:span text:style-name="T2">func </text:span><text:span text:style-name="T3">writeReadLine(rw *bufio.ReadWriter, format string, args ...</text:span><text:span text:style-name="T2">interface</text:span><text:span text:style-name="T5">{}) ([]byte, error) {</text:span><text:span text:style-name="T5"><text:line-break/></text:span><text:span text:style-name="T5"> <text:s text:c="3"/>_, err := fmt.Fprintf(rw, format, args...)</text:span><text:span text:style-name="T5"><text:line-break/></text:span><text:span text:style-name="T3"> <text:s text:c="3"/></text:span><text:span text:style-name="T2">if </text:span><text:span text:style-name="T5">err != nil {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nil, err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if </text:span><text:span text:style-name="T5">err := rw.Flush(); err != nil {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nil, err</text:span><text:span text:style-name="T5"><text:line-break/></text:span><text:span text:style-name="T5"> <text:s text:c="3"/>}</text:span><text:span text:style-name="T5"><text:line-break/></text:span><text:span text:style-name="T3"> <text:s text:c="3"/>line, err := rw.ReadSlice(</text:span><text:span text:style-name="T4">'\n'</text:span><text:span text:style-name="T5">)</text:span><text:span text:style-name="T5"><text:line-break/></text:span><text:span text:style-name="T3"> <text:s text:c="3"/></text:span><text:span text:style-name="T2">return </text:span><text:span text:style-name="T5">line, err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27.8cm" svg:y1="6.5cm" svg:x2="30.5cm" svg:y2="6.5cm">
          <text:p/>
        </draw:line>
        <draw:custom-shape draw:style-name="gr8" draw:text-style-name="P12" draw:layer="layout" svg:width="0.8cm" svg:height="0.5cm" svg:x="9.9cm" svg:y="3.8cm">
          <text:p text:style-name="P1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8cm" svg:height="0.6cm" svg:x="14.4cm" svg:y="4.7cm">
          <text:p text:style-name="P11"><text:span text:style-name="T8">1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5cm" svg:x="9.9cm" svg:y="3.8cm">
          <text:p text:style-name="P11"><text:span text:style-name="T8">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2cm" svg:height="4.8cm" svg:x="15.8cm" svg:y="4.3cm">
          <text:p text:style-name="P6"><text:span text:style-name="T9"><text:line-break/></text:span><text:span text:style-name="T2">func </text:span><text:span text:style-name="T3">writeExpectf(rw </text:span><text:span text:style-name="T3">*bufio.ReadWriter, </text:span><text:span text:style-name="T3">expect []byte, </text:span><text:span text:style-name="T3">format string, </text:span><text:span text:style-name="T3">args ...</text:span><text:span text:style-name="T2">interface</text:span><text:span text:style-name="T5">{</text:span><text:span text:style-name="T5">}) error {</text:span><text:span text:style-name="T5"><text:line-break/></text:span><text:span text:style-name="T5"> <text:s text:c="3"/>line, err := </text:span><text:span text:style-name="T5">writeReadLine(rw, </text:span><text:span text:style-name="T5">format, args...)</text:span><text:span text:style-name="T5"><text:line-break/></text:span><text:span text:style-name="T3"> <text:s text:c="3"/></text:span><text:span text:style-name="T2">if </text:span><text:span text:style-name="T5">err != nil </text:span><text:span text:style-name="T5">{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switch </text:span><text:span text:style-name="T5">{</text:span><text:span text:style-name="T5"><text:line-break/></text:span><text:span text:style-name="T3"> <text:s text:c="3"/></text:span><text:span text:style-name="T2">case </text:span><text:span text:style-name="T5">bytes.Equal(line, </text:span><text:span text:style-name="T5">resultOK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nil</text:span><text:span text:style-name="T5"><text:line-break/></text:span><text:span text:style-name="T3"> <text:s text:c="3"/></text:span><text:span text:style-name="T2">case </text:span><text:span text:style-name="T5">bytes.Equal(line, </text:span><text:span text:style-name="T5">expect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nil</text:span><text:span text:style-name="T5"><text:line-break/></text:span><text:span text:style-name="T3"> <text:s text:c="3"/></text:span><text:span text:style-name="T2">case </text:span><text:span text:style-name="T5">bytes.Equal(line, </text:span><text:span text:style-name="T5">resultNotStored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NotStored</text:span><text:span text:style-name="T5"><text:line-break/></text:span><text:span text:style-name="T3"> <text:s text:c="3"/></text:span><text:span text:style-name="T2">case </text:span><text:span text:style-name="T5">bytes.Equal(line, </text:span><text:span text:style-name="T5">resultExists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CASConflict</text:span><text:span text:style-name="T5"><text:line-break/></text:span><text:span text:style-name="T3"> <text:s text:c="3"/></text:span><text:span text:style-name="T2">case </text:span><text:span text:style-name="T5">bytes.Equal(line, </text:span><text:span text:style-name="T5">resultNotFound):</text:span><text:span text:style-name="T5"><text:line-break/></text:span><text:span text:style-name="T5"> <text:s text:c="3"/></text:span><text:span text:style-name="T3"><text:s text:c="4"/></text:span><text:span text:style-name="T2">return </text:span><text:span text:style-name="T5">ErrCacheMiss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return </text:span><text:span text:style-name="T3">fmt.Errorf(</text:span><text:span text:style-name="T4">"memcac</text:span><text:span text:style-name="T4">he: unexpected </text:span><text:span text:style-name="T4">response line: </text:span><text:span text:style-name="T4">%q"</text:span><text:span text:style-name="T5">, string(line)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0.8cm" svg:height="0.7cm" svg:x="28.7cm" svg:y="5.8cm">
          <text:p text:style-name="P11"><text:span text:style-name="T8">14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7.7cm" svg:height="5.5cm" svg:x="9.5cm" svg:y="-4.7cm">
          <text:p text:style-name="P8"><text:span text:style-name="T10"/></text:p>
          <text:p text:style-name="P8"><text:span text:style-name="T10">用</text:span><text:span text:style-name="T10">法</text:span><text:span text:style-name="T10">：</text:span></text:p>
          <text:p text:style-name="P8"><text:span text:style-name="T11">m</text:span><text:span text:style-name="T11">c </text:span><text:span text:style-name="T11">:</text:span><text:span text:style-name="T11">= </text:span><text:span text:style-name="T11">m</text:span><text:span text:style-name="T11">e</text:span><text:span text:style-name="T11">m</text:span><text:span text:style-name="T11">c</text:span><text:span text:style-name="T11">a</text:span><text:span text:style-name="T11">c</text:span><text:span text:style-name="T11">h</text:span><text:span text:style-name="T11">e</text:span><text:span text:style-name="T11">.</text:span><text:span text:style-name="T11">N</text:span><text:span text:style-name="T11">e</text:span><text:span text:style-name="T11">w</text:span><text:span text:style-name="T11">(</text:span><text:span text:style-name="T12">"</text:span><text:span text:style-name="T12">1</text:span><text:span text:style-name="T12">2</text:span><text:span text:style-name="T12">7</text:span><text:span text:style-name="T12">.</text:span><text:span text:style-name="T12">0</text:span><text:span text:style-name="T12">.</text:span><text:span text:style-name="T12">0</text:span><text:span text:style-name="T12">.</text:span><text:span text:style-name="T12">1</text:span><text:span text:style-name="T12">:</text:span><text:span text:style-name="T12">1</text:span><text:span text:style-name="T12">1</text:span><text:span text:style-name="T12">2</text:span><text:span text:style-name="T12">1</text:span><text:span text:style-name="T12">1</text:span><text:span text:style-name="T12">"</text:span><text:span text:style-name="T11">)</text:span><text:span text:style-name="T11"><text:line-break/></text:span><text:span text:style-name="T11">e</text:span><text:span text:style-name="T11">r</text:span><text:span text:style-name="T11">r </text:span><text:span text:style-name="T11">:</text:span><text:span text:style-name="T11">= </text:span><text:span text:style-name="T11">m</text:span><text:span text:style-name="T11">c</text:span><text:span text:style-name="T11">.</text:span><text:span text:style-name="T11">D</text:span><text:span text:style-name="T11">e</text:span><text:span text:style-name="T11">l</text:span><text:span text:style-name="T11">e</text:span><text:span text:style-name="T11">t</text:span><text:span text:style-name="T11">e</text:span><text:span text:style-name="T11">A</text:span><text:span text:style-name="T11">l</text:span><text:span text:style-name="T11">l</text:span><text:span text:style-name="T11">(</text:span><text:span text:style-name="T13">)</text:span></text:p>
          <text:p text:style-name="P8"><text:span text:style-name="T10">将</text:span><text:span text:style-name="T10">内</text:span><text:span text:style-name="T10">容</text:span><text:span text:style-name="T10">删</text:span><text:span text:style-name="T10">除</text:span></text:p>
          <text:p text:style-name="P8"><text:span text:style-name="T10">（</text:span><text:span text:style-name="T10">和</text:span><text:span text:style-name="T10">D</text:span><text:span text:style-name="T10">el</text:span><text:span text:style-name="T10">et</text:span><text:span text:style-name="T10">e</text:span><text:span text:style-name="T10">共</text:span><text:span text:style-name="T10">用</text:span><text:span text:style-name="T10">一</text:span><text:span text:style-name="T10">套</text:span><text:span text:style-name="T10">实</text:span><text:span text:style-name="T10">现</text:span><text:span text:style-name="T10">代</text:span><text:span text:style-name="T10">码</text:span><text:span text:style-name="T10">）</text:span></text:p>
          <text:p text:style-name="P8"><text:span text:style-name="T10"/></text:p>
          <text:p text:style-name="P8"><text:span text:style-name="T10">主</text:span><text:span text:style-name="T10">要</text:span><text:span text:style-name="T10">可</text:span><text:span text:style-name="T10">以</text:span><text:span text:style-name="T10">分</text:span><text:span text:style-name="T10">为</text:span><text:span text:style-name="T10">以</text:span><text:span text:style-name="T10">下</text:span><text:span text:style-name="T10">步</text:span><text:span text:style-name="T10">骤</text:span><text:span text:style-name="T10">：</text:span></text:p>
          <text:p text:style-name="P8"><text:span text:style-name="T10">1</text:span><text:span text:style-name="T10">、</text:span><text:span text:style-name="T10">获</text:span><text:span text:style-name="T10">取</text:span><text:span text:style-name="T10">连</text:span><text:span text:style-name="T10">接</text:span></text:p>
          <text:p text:style-name="P8"><text:span text:style-name="T10">2</text:span><text:span text:style-name="T10">、</text:span><text:span text:style-name="T10">发</text:span><text:span text:style-name="T10">送</text:span><text:span text:style-name="T10">数</text:span><text:span text:style-name="T10">据</text:span><text:span text:style-name="T10">到</text:span><text:span text:style-name="T10">m</text:span><text:span text:style-name="T10">e</text:span><text:span text:style-name="T10">m</text:span><text:span text:style-name="T10">ca</text:span><text:span text:style-name="T10">ch</text:span><text:span text:style-name="T10">e</text:span><text:span text:style-name="T10">d</text:span><text:span text:style-name="T10">服</text:span><text:span text:style-name="T10">务</text:span><text:span text:style-name="T10">器</text:span></text:p>
          <text:p text:style-name="P8"><text:span text:style-name="T10">3</text:span><text:span text:style-name="T10">、</text:span><text:span text:style-name="T10">接</text:span><text:span text:style-name="T10">收</text:span><text:span text:style-name="T10">m</text:span><text:span text:style-name="T10">e</text:span><text:span text:style-name="T10">m</text:span><text:span text:style-name="T10">ca</text:span><text:span text:style-name="T10">ch</text:span><text:span text:style-name="T10">e</text:span><text:span text:style-name="T10">d</text:span><text:span text:style-name="T10">信</text:span><text:span text:style-name="T10">息</text:span><text:span text:style-name="T10">和</text:span><text:span text:style-name="T10">处</text:span><text:span text:style-name="T10">理</text:span><text:span text:style-name="T10">连</text:span><text:span text:style-name="T10">接</text:span></text:p>
          <draw:enhanced-geometry svg:viewBox="0 0 21600 21600" draw:text-areas="800 800 20800 20800" draw:type="round-rectangular-callout" draw:modifiers="3295.67588624854 25703.2539538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3" draw:text-style-name="P5" draw:layer="layout" svg:x1="14.2cm" svg:y1="5.8cm" svg:x2="16cm" svg:y2="4.8cm">
          <text:p/>
        </draw:line>
        <draw:custom-shape draw:style-name="gr13" draw:text-style-name="P7" draw:layer="layout" svg:width="9.7cm" svg:height="2.5cm" svg:x="15.8cm" svg:y="10.2cm">
          <text:p text:style-name="P6"><text:span text:style-name="T2">func </text:span><text:span text:style-name="T3">(c </text:span><text:span text:style-name="T3">*Clien</text:span><text:span text:style-name="T3">t) </text:span><text:span text:style-name="T3">withKe</text:span><text:span text:style-name="T3">yAddr(</text:span><text:span text:style-name="T3">key </text:span><text:span text:style-name="T3">string</text:span><text:span text:style-name="T3">, fn </text:span><text:span text:style-name="T2">func</text:span><text:span text:style-name="T3">(n</text:span><text:span text:style-name="T3">et.Add</text:span><text:span text:style-name="T3">r) </text:span><text:span text:style-name="T3">error) </text:span><text:span text:style-name="T3">(err </text:span><text:span text:style-name="T3">error) </text:span><text:span text:style-name="T3">{</text:span><text:span text:style-name="T3"><text:line-break/></text:span><text:span text:style-name="T3"> <text:s text:c="3"/></text:span><text:span text:style-name="T2">if </text:span><text:span text:style-name="T5">!</text:span><text:span text:style-name="T5">legalK</text:span><text:span text:style-name="T5">ey(key</text:span><text:span text:style-name="T5">) {</text:span><text:span text:style-name="T5"><text:line-break/></text:span><text:span text:style-name="T5"> <text:s text:c="3"/></text:span><text:span text:style-name="T3"><text:s text:c="3"/></text:span><text:span text:style-name="T3"><text:s/></text:span><text:span text:style-name="T2">retur</text:span><text:span text:style-name="T2">n </text:span><text:span text:style-name="T5">ErrMal</text:span><text:span text:style-name="T5">formed</text:span><text:span text:style-name="T5">Key</text:span><text:span text:style-name="T5"><text:line-break/></text:span><text:span text:style-name="T5"> <text:s text:c="3"/>}</text:span><text:span text:style-name="T5"><text:line-break/></text:span><text:span text:style-name="T5"> <text:s text:c="3"/></text:span><text:span text:style-name="T5">addr, </text:span><text:span text:style-name="T5">err := </text:span><text:span text:style-name="T5">c.sele</text:span><text:span text:style-name="T5">ctor.P</text:span><text:span text:style-name="T5">ickSer</text:span><text:span text:style-name="T5">ver(ke</text:span><text:span text:style-name="T5">y)</text:span><text:span text:style-name="T5"><text:line-break/></text:span><text:span text:style-name="T3"> <text:s text:c="3"/></text:span><text:span text:style-name="T2">if </text:span><text:span text:style-name="T5">err != </text:span><text:span text:style-name="T5">nil {</text:span><text:span text:style-name="T5"><text:line-break/></text:span><text:span text:style-name="T5"> <text:s text:c="3"/></text:span><text:span text:style-name="T3"><text:s text:c="3"/></text:span><text:span text:style-name="T3"><text:s/></text:span><text:span text:style-name="T2">retur</text:span><text:span text:style-name="T2">n </text:span><text:span text:style-name="T5">err</text:span><text:span text:style-name="T5"><text:line-break/></text:span><text:span text:style-name="T5"> <text:s text:c="3"/>}</text:span><text:span text:style-name="T5"><text:line-break/></text:span><text:span text:style-name="T3"> <text:s text:c="3"/></text:span><text:span text:style-name="T2">return </text:span><text:span text:style-name="T5">fn(add</text:span><text:span text:style-name="T5">r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0.3cm" svg:height="2.8cm" svg:x="20.1cm" svg:y="13.5cm">
          <text:p text:style-name="P6"><text:span text:style-name="T2">fun</text:span><text:span text:style-name="T2">c </text:span><text:span text:style-name="T3">leg</text:span><text:span text:style-name="T3">alK</text:span><text:span text:style-name="T3">ey(</text:span><text:span text:style-name="T3">key </text:span><text:span text:style-name="T3">str</text:span><text:span text:style-name="T3">ing</text:span><text:span text:style-name="T3">) </text:span><text:span text:style-name="T3">boo</text:span><text:span text:style-name="T3">l {</text:span><text:span text:style-name="T3"><text:tab/></text:span><text:span text:style-name="T14">// </text:span><text:span text:style-name="T15">判</text:span><text:span text:style-name="T15">断</text:span><text:span text:style-name="T15">是</text:span><text:span text:style-name="T15">否</text:span><text:span text:style-name="T15">为</text:span><text:span text:style-name="T15">合</text:span><text:span text:style-name="T15">法</text:span><text:span text:style-name="T15">健</text:span><text:span text:style-name="T15"><text:line-break/></text:span><text:span text:style-name="T15"> <text:s text:c="3"/></text:span><text:span text:style-name="T2">if </text:span><text:span text:style-name="T5">len</text:span><text:span text:style-name="T5">(ke</text:span><text:span text:style-name="T5">y) </text:span><text:span text:style-name="T5">&gt; </text:span><text:span text:style-name="T16">250 </text:span><text:span text:style-name="T5">{</text:span><text:span text:style-name="T5"><text:line-break/></text:span><text:span text:style-name="T17"> <text:s text:c="3"/></text:span><text:span text:style-name="T15"><text:s text:c="4"/></text:span><text:span text:style-name="T2">ret</text:span><text:span text:style-name="T2">urn </text:span><text:span text:style-name="T18">fal</text:span><text:span text:style-name="T18">se</text:span><text:span text:style-name="T18"><text:line-break/></text:span><text:span text:style-name="T19"> <text:s text:c="3"/></text:span><text:span text:style-name="T5">}</text:span><text:span text:style-name="T5"><text:line-break/></text:span><text:span text:style-name="T15"> <text:s text:c="3"/></text:span><text:span text:style-name="T2">for </text:span><text:span text:style-name="T5">i :</text:span><text:span text:style-name="T5">= </text:span><text:span text:style-name="T16">0</text:span><text:span text:style-name="T5">; </text:span><text:span text:style-name="T5">i &lt; </text:span><text:span text:style-name="T5">len</text:span><text:span text:style-name="T5">(ke</text:span><text:span text:style-name="T5">y); </text:span><text:span text:style-name="T5">i++ </text:span><text:span text:style-name="T5">{</text:span><text:span text:style-name="T5"><text:tab/></text:span><text:span text:style-name="T20">// </text:span><text:span text:style-name="T20">key</text:span><text:span text:style-name="T20">[i]</text:span><text:span text:style-name="T17">要</text:span><text:span text:style-name="T17">在</text:span><text:span text:style-name="T20"> </text:span><text:span text:style-name="T20">(32</text:span><text:span text:style-name="T20">,12</text:span><text:span text:style-name="T20">7)</text:span><text:span text:style-name="T20"><text:line-break/></text:span><text:span text:style-name="T17"> <text:s text:c="3"/></text:span><text:span text:style-name="T15"><text:s text:c="4"/></text:span><text:span text:style-name="T2">if </text:span><text:span text:style-name="T3">key</text:span><text:span text:style-name="T3">[i] </text:span><text:span text:style-name="T3">&lt;= </text:span><text:span text:style-name="T4">' ' </text:span><text:span text:style-name="T5">|| </text:span><text:span text:style-name="T5">key</text:span><text:span text:style-name="T5">[i] </text:span><text:span text:style-name="T5">== </text:span><text:span text:style-name="T16">0x7</text:span><text:span text:style-name="T16">f </text:span><text:span text:style-name="T5">{</text:span><text:span text:style-name="T5"><text:tab/></text:span><text:span text:style-name="T20">// </text:span><text:span text:style-name="T20">0x7</text:span><text:span text:style-name="T20">f=1</text:span><text:span text:style-name="T20">27</text:span><text:span text:style-name="T17">，</text:span><text:span text:style-name="T20"> </text:span><text:span text:style-name="T20">asc</text:span><text:span text:style-name="T20">ii </text:span><text:span text:style-name="T20">DEL </text:span><text:span text:style-name="T20">(de</text:span><text:span text:style-name="T20">let</text:span><text:span text:style-name="T20">e)</text:span><text:span text:style-name="T20"><text:line-break/></text:span><text:span text:style-name="T17"> <text:s text:c="3"/></text:span><text:span text:style-name="T17"><text:s text:c="4"/></text:span><text:span text:style-name="T15"><text:s text:c="4"/></text:span><text:span text:style-name="T2">ret</text:span><text:span text:style-name="T2">urn </text:span><text:span text:style-name="T18">fal</text:span><text:span text:style-name="T18">se</text:span><text:span text:style-name="T18"><text:line-break/></text:span><text:span text:style-name="T19"> <text:s text:c="3"/></text:span><text:span text:style-name="T19"><text:s text:c="4"/></text:span><text:span text:style-name="T19"><text:s/></text:span><text:span text:style-name="T5">}</text:span><text:span text:style-name="T5"><text:line-break/></text:span><text:span text:style-name="T17"> <text:s text:c="3"/></text:span><text:span text:style-name="T5">}</text:span><text:span text:style-name="T5"><text:line-break/></text:span><text:span text:style-name="T15"> <text:s text:c="3"/></text:span><text:span text:style-name="T2">ret</text:span><text:span text:style-name="T2">urn </text:span><text:span text:style-name="T18">tru</text:span><text:span text:style-name="T18">e</text:span><text:span text:style-name="T18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1cm" svg:y1="8cm" svg:x2="16.7cm" svg:y2="10cm">
          <text:p/>
        </draw:line>
        <draw:line draw:style-name="gr3" draw:text-style-name="P5" draw:layer="layout" svg:x1="19.8cm" svg:y1="11.2cm" svg:x2="-2.2cm" svg:y2="8.2cm">
          <text:p/>
        </draw:line>
        <draw:custom-shape draw:style-name="gr15" draw:text-style-name="P14" draw:layer="layout" svg:width="11cm" svg:height="2.1cm" svg:x="2.8cm" svg:y="12.6cm">
          <text:p text:style-name="P6"><text:span text:style-name="T2">fun</text:span><text:span text:style-name="T2">c </text:span><text:span text:style-name="T3">(c </text:span><text:span text:style-name="T3">*Cl</text:span><text:span text:style-name="T3">ien</text:span><text:span text:style-name="T3">t) </text:span><text:span text:style-name="T3">wit</text:span><text:span text:style-name="T3">hAd</text:span><text:span text:style-name="T3">drR</text:span><text:span text:style-name="T3">w(a</text:span><text:span text:style-name="T3">ddr </text:span><text:span text:style-name="T3">net</text:span><text:span text:style-name="T3">.Ad</text:span><text:span text:style-name="T3">dr, </text:span><text:span text:style-name="T3">fn </text:span><text:span text:style-name="T2">fun</text:span><text:span text:style-name="T2">c</text:span><text:span text:style-name="T5">(*</text:span><text:span text:style-name="T5">buf</text:span><text:span text:style-name="T5">io.</text:span><text:span text:style-name="T5">Rea</text:span><text:span text:style-name="T5">dWr</text:span><text:span text:style-name="T5">ite</text:span><text:span text:style-name="T5">r) </text:span><text:span text:style-name="T5">err</text:span><text:span text:style-name="T5">or) </text:span><text:span text:style-name="T5">(er</text:span><text:span text:style-name="T5">r </text:span><text:span text:style-name="T5">err</text:span><text:span text:style-name="T5">or) </text:span><text:span text:style-name="T5">{</text:span><text:span text:style-name="T5"><text:line-break/></text:span><text:span text:style-name="T5"> <text:s text:c="3"/></text:span><text:span text:style-name="T5">cn, </text:span><text:span text:style-name="T5">err </text:span><text:span text:style-name="T5">:= </text:span><text:span text:style-name="T5">c.g</text:span><text:span text:style-name="T5">etC</text:span><text:span text:style-name="T5">onn</text:span><text:span text:style-name="T5">(ad</text:span><text:span text:style-name="T5">dr)</text:span><text:span text:style-name="T5"><text:line-break/></text:span><text:span text:style-name="T3"> <text:s text:c="3"/></text:span><text:span text:style-name="T2">if </text:span><text:span text:style-name="T5">err </text:span><text:span text:style-name="T5">!= </text:span><text:span text:style-name="T5">nil </text:span><text:span text:style-name="T5">{</text:span><text:span text:style-name="T5"><text:line-break/></text:span><text:span text:style-name="T5"> <text:s text:c="3"/></text:span><text:span text:style-name="T3"><text:s text:c="4"/></text:span><text:span text:style-name="T2">ret</text:span><text:span text:style-name="T2">urn </text:span><text:span text:style-name="T5">err</text:span><text:span text:style-name="T5"><text:line-break/></text:span><text:span text:style-name="T5"> <text:s text:c="3"/></text:span><text:span text:style-name="T5">}</text:span><text:span text:style-name="T5"><text:line-break/></text:span><text:span text:style-name="T3"> <text:s text:c="3"/></text:span><text:span text:style-name="T2">def</text:span><text:span text:style-name="T2">er </text:span><text:span text:style-name="T5">cn.</text:span><text:span text:style-name="T5">con</text:span><text:span text:style-name="T5">dRe</text:span><text:span text:style-name="T5">lea</text:span><text:span text:style-name="T5">se(</text:span><text:span text:style-name="T5">&amp;er</text:span><text:span text:style-name="T5">r)</text:span><text:span text:style-name="T5"><text:line-break/></text:span><text:span text:style-name="T3"> <text:s text:c="3"/></text:span><text:span text:style-name="T2">ret</text:span><text:span text:style-name="T2">urn </text:span><text:span text:style-name="T5">fn(</text:span><text:span text:style-name="T5">cn.</text:span><text:span text:style-name="T5">rw)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7.5cm" svg:y1="8.3cm" svg:x2="7.4cm" svg:y2="12.6cm">
          <text:p/>
        </draw:line>
        <draw:custom-shape draw:style-name="gr16" draw:text-style-name="P7" draw:layer="layout" svg:width="9.2cm" svg:height="5cm" svg:x="3.5cm" svg:y="16cm">
          <text:p text:style-name="P6"><text:span text:style-name="T2">func </text:span><text:span text:style-name="T5">(c *Client) getConn(addr net.Addr) (*conn, error) {</text:span><text:span text:style-name="T5"><text:line-break/></text:span><text:span text:style-name="T17"> <text:s text:c="3"/></text:span><text:span text:style-name="T20">// </text:span><text:span text:style-name="T17">获取一个空闲连接，如果不存在空闲连接，则新建一个连接</text:span><text:span text:style-name="T17"><text:line-break/></text:span><text:span text:style-name="T17"> <text:s text:c="3"/></text:span><text:span text:style-name="T5">cn, ok := c.getFreeConn(addr)</text:span><text:span text:style-name="T5"><text:line-break/></text:span><text:span text:style-name="T15"> <text:s text:c="3"/></text:span><text:span text:style-name="T2">if </text:span><text:span text:style-name="T5">ok {</text:span><text:span text:style-name="T5"><text:line-break/></text:span><text:span text:style-name="T17"> <text:s text:c="7"/></text:span><text:span text:style-name="T5">cn.extendDeadline()</text:span><text:span text:style-name="T5"><text:line-break/></text:span><text:span text:style-name="T17"> <text:s text:c="3"/></text:span><text:span text:style-name="T15"><text:s text:c="4"/></text:span><text:span text:style-name="T2">return </text:span><text:span text:style-name="T5">cn, nil</text:span><text:span text:style-name="T5"><text:line-break/></text:span><text:span text:style-name="T17"> <text:s text:c="3"/></text:span><text:span text:style-name="T5">}</text:span><text:span text:style-name="T5"><text:line-break/></text:span><text:span text:style-name="T17"> <text:s text:c="3"/></text:span><text:span text:style-name="T5">nc, err := c.dial(addr)</text:span><text:span text:style-name="T5"><text:line-break/></text:span><text:span text:style-name="T15"> <text:s text:c="3"/></text:span><text:span text:style-name="T2">if </text:span><text:span text:style-name="T5">err != nil {</text:span><text:span text:style-name="T5"><text:line-break/></text:span><text:span text:style-name="T17"> <text:s text:c="3"/></text:span><text:span text:style-name="T15"><text:s text:c="4"/></text:span><text:span text:style-name="T2">return </text:span><text:span text:style-name="T5">nil, err</text:span><text:span text:style-name="T5"><text:line-break/></text:span><text:span text:style-name="T17"> <text:s text:c="3"/></text:span><text:span text:style-name="T5">}</text:span><text:span text:style-name="T5"><text:line-break/></text:span><text:span text:style-name="T17"> <text:s text:c="3"/></text:span><text:span text:style-name="T5">cn = &amp;conn{</text:span><text:span text:style-name="T5"><text:line-break/></text:span><text:span text:style-name="T17"> <text:s text:c="7"/></text:span><text:span text:style-name="T5">nc: <text:s text:c="2"/>nc,</text:span><text:span text:style-name="T5"><text:line-break/></text:span><text:span text:style-name="T17"> <text:s text:c="7"/></text:span><text:span text:style-name="T5">addr: addr,</text:span><text:span text:style-name="T5"><text:line-break/></text:span><text:span text:style-name="T17"> <text:s text:c="7"/></text:span><text:span text:style-name="T5">rw: <text:s text:c="2"/>bufio.NewReadWriter(bufio.NewReader(nc), bufio.NewWriter(nc)),</text:span><text:span text:style-name="T5"><text:line-break/></text:span><text:span text:style-name="T17"> <text:s text:c="7"/></text:span><text:span text:style-name="T5">c: <text:s text:c="3"/>c,</text:span><text:span text:style-name="T5"><text:line-break/></text:span><text:span text:style-name="T17"> <text:s text:c="3"/></text:span><text:span text:style-name="T5">}</text:span><text:span text:style-name="T5"><text:line-break/></text:span><text:span text:style-name="T15"> <text:s text:c="3"/></text:span><text:span text:style-name="T3">cn.extendDeadline()</text:span></text:p>
          <text:p text:style-name="P6"><text:span text:style-name="T19"><text:s text:c="4"/></text:span><text:span text:style-name="T2">return </text:span><text:span text:style-name="T5">cn, nil</text:span><text:span text:style-name="T5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7cm" svg:y1="13.1cm" svg:x2="6.3cm" svg:y2="16.1cm">
          <text:p/>
        </draw:line>
        <draw:custom-shape draw:style-name="gr17" draw:text-style-name="P7" draw:layer="layout" svg:width="8cm" svg:height="3.4cm" svg:x="14.5cm" svg:y="16.9cm">
          <text:p text:style-name="P6"><text:span text:style-name="T2">fun</text:span><text:span text:style-name="T2">c </text:span><text:span text:style-name="T5">(c </text:span><text:span text:style-name="T5">*Cl</text:span><text:span text:style-name="T5">ien</text:span><text:span text:style-name="T5">t) </text:span><text:span text:style-name="T5">get</text:span><text:span text:style-name="T5">Fre</text:span><text:span text:style-name="T5">eCo</text:span><text:span text:style-name="T5">nn(</text:span><text:span text:style-name="T5">add</text:span><text:span text:style-name="T5">r </text:span><text:span text:style-name="T5">net</text:span><text:span text:style-name="T5">.Ad</text:span><text:span text:style-name="T5">dr) </text:span><text:span text:style-name="T5">(cn </text:span><text:span text:style-name="T5">*co</text:span><text:span text:style-name="T5">nn, </text:span><text:span text:style-name="T5">ok </text:span><text:span text:style-name="T5">boo</text:span><text:span text:style-name="T5">l) </text:span><text:span text:style-name="T5">{</text:span><text:span text:style-name="T5"><text:line-break/></text:span><text:span text:style-name="T5"> <text:s text:c="3"/></text:span><text:span text:style-name="T5">c.l</text:span><text:span text:style-name="T5">k.L</text:span><text:span text:style-name="T5">ock</text:span><text:span text:style-name="T5">()</text:span><text:span text:style-name="T5"><text:line-break/></text:span><text:span text:style-name="T5"> <text:s text:c="3"/></text:span><text:span text:style-name="T2">def</text:span><text:span text:style-name="T2">er </text:span><text:span text:style-name="T5">c.l</text:span><text:span text:style-name="T5">k.U</text:span><text:span text:style-name="T5">nlo</text:span><text:span text:style-name="T5">ck(</text:span><text:span text:style-name="T5">)</text:span><text:span text:style-name="T5"><text:line-break/></text:span><text:span text:style-name="T5"> <text:s text:c="3"/></text:span><text:span text:style-name="T2">if </text:span><text:span text:style-name="T5">c.f</text:span><text:span text:style-name="T5">ree</text:span><text:span text:style-name="T5">con</text:span><text:span text:style-name="T5">n </text:span><text:span text:style-name="T5">== </text:span><text:span text:style-name="T5">nil </text:span><text:span text:style-name="T5">{</text:span><text:span text:style-name="T5"><text:line-break/></text:span><text:span text:style-name="T5"> <text:s text:c="3"/></text:span><text:span text:style-name="T5"><text:s text:c="4"/></text:span><text:span text:style-name="T2">ret</text:span><text:span text:style-name="T2">urn </text:span><text:span text:style-name="T5">nil</text:span><text:span text:style-name="T5">, </text:span><text:span text:style-name="T18">fal</text:span><text:span text:style-name="T18">se</text:span><text:span text:style-name="T18"><text:line-break/></text:span><text:span text:style-name="T5"> <text:s text:c="3"/></text:span><text:span text:style-name="T5">}</text:span><text:span text:style-name="T5"><text:line-break/></text:span><text:span text:style-name="T5"> <text:s text:c="3"/></text:span><text:span text:style-name="T5">fre</text:span><text:span text:style-name="T5">eli</text:span><text:span text:style-name="T5">st, </text:span><text:span text:style-name="T5">ok </text:span><text:span text:style-name="T5">:= </text:span><text:span text:style-name="T5">c.f</text:span><text:span text:style-name="T5">ree</text:span><text:span text:style-name="T5">con</text:span><text:span text:style-name="T5">n[a</text:span><text:span text:style-name="T5">ddr</text:span><text:span text:style-name="T5">.St</text:span><text:span text:style-name="T5">rin</text:span><text:span text:style-name="T5">g()</text:span><text:span text:style-name="T5">]</text:span><text:span text:style-name="T5"><text:line-break/></text:span><text:span text:style-name="T5"> <text:s text:c="3"/></text:span><text:span text:style-name="T2">if </text:span><text:span text:style-name="T5">!ok </text:span><text:span text:style-name="T5">|| </text:span><text:span text:style-name="T5">len</text:span><text:span text:style-name="T5">(fr</text:span><text:span text:style-name="T5">eel</text:span><text:span text:style-name="T5">ist</text:span><text:span text:style-name="T5">) </text:span><text:span text:style-name="T5">== </text:span><text:span text:style-name="T16">0 </text:span><text:span text:style-name="T5">{</text:span><text:span text:style-name="T5"><text:line-break/></text:span><text:span text:style-name="T5"> <text:s text:c="3"/></text:span><text:span text:style-name="T5"><text:s text:c="4"/></text:span><text:span text:style-name="T2">ret</text:span><text:span text:style-name="T2">urn </text:span><text:span text:style-name="T5">nil</text:span><text:span text:style-name="T5">, </text:span><text:span text:style-name="T18">fal</text:span><text:span text:style-name="T18">se</text:span><text:span text:style-name="T18"><text:line-break/></text:span><text:span text:style-name="T5"> <text:s text:c="3"/></text:span><text:span text:style-name="T5">}</text:span><text:span text:style-name="T5"><text:line-break/></text:span><text:span text:style-name="T5"> <text:s text:c="3"/></text:span><text:span text:style-name="T5">cn </text:span><text:span text:style-name="T5">= </text:span><text:span text:style-name="T5">fre</text:span><text:span text:style-name="T5">eli</text:span><text:span text:style-name="T5">st[</text:span><text:span text:style-name="T5">len</text:span><text:span text:style-name="T5">(fr</text:span><text:span text:style-name="T5">eel</text:span><text:span text:style-name="T5">ist</text:span><text:span text:style-name="T5">)-</text:span><text:span text:style-name="T16">1</text:span><text:span text:style-name="T5">]</text:span><text:span text:style-name="T5"><text:line-break/></text:span><text:span text:style-name="T5"> <text:s text:c="3"/></text:span><text:span text:style-name="T5">c.f</text:span><text:span text:style-name="T5">ree</text:span><text:span text:style-name="T5">con</text:span><text:span text:style-name="T5">n[a</text:span><text:span text:style-name="T5">ddr</text:span><text:span text:style-name="T5">.St</text:span><text:span text:style-name="T5">rin</text:span><text:span text:style-name="T5">g()</text:span><text:span text:style-name="T5">] = </text:span><text:span text:style-name="T5">fre</text:span><text:span text:style-name="T5">eli</text:span><text:span text:style-name="T5">st[</text:span><text:span text:style-name="T5">:le</text:span><text:span text:style-name="T5">n(f</text:span><text:span text:style-name="T5">ree</text:span><text:span text:style-name="T5">lis</text:span><text:span text:style-name="T5">t)-</text:span><text:span text:style-name="T16">1</text:span><text:span text:style-name="T5">]</text:span><text:span text:style-name="T5"><text:line-break/></text:span><text:span text:style-name="T5"> <text:s text:c="3"/></text:span><text:span text:style-name="T2">ret</text:span><text:span text:style-name="T2">urn </text:span><text:span text:style-name="T5">cn, </text:span><text:span text:style-name="T18">tru</text:span><text:span text:style-name="T18">e</text:span><text:span text:style-name="T18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6.8cm" svg:y1="16.8cm" svg:x2="14.6cm" svg:y2="17.1cm">
          <text:p/>
        </draw:line>
        <draw:custom-shape draw:style-name="gr18" draw:text-style-name="P4" draw:layer="layout" svg:width="7.7cm" svg:height="0.8cm" svg:x="9cm" svg:y="22.5cm">
          <text:p text:style-name="P6"><text:span text:style-name="T21">fun</text:span><text:span text:style-name="T21">c </text:span><text:span text:style-name="T22">(cn </text:span><text:span text:style-name="T22">*co</text:span><text:span text:style-name="T22">nn) </text:span><text:span text:style-name="T22">ext</text:span><text:span text:style-name="T22">end</text:span><text:span text:style-name="T22">Dea</text:span><text:span text:style-name="T22">dli</text:span><text:span text:style-name="T22">ne(</text:span><text:span text:style-name="T22">) {</text:span><text:span text:style-name="T22"><text:line-break/></text:span><text:span text:style-name="T22"><text:tab/></text:span><text:span text:style-name="T22">cn.</text:span><text:span text:style-name="T22">nc.</text:span><text:span text:style-name="T22">Set</text:span><text:span text:style-name="T22">Dea</text:span><text:span text:style-name="T22">dli</text:span><text:span text:style-name="T22">ne(</text:span><text:span text:style-name="T22">tim</text:span><text:span text:style-name="T22">e.N</text:span><text:span text:style-name="T22">ow(</text:span><text:span text:style-name="T22">).A</text:span><text:span text:style-name="T22">dd(</text:span><text:span text:style-name="T22">cn.</text:span><text:span text:style-name="T22">c.n</text:span><text:span text:style-name="T22">etT</text:span><text:span text:style-name="T22">ime</text:span><text:span text:style-name="T22">out</text:span><text:span text:style-name="T22">())</text:span><text:span text:style-name="T22">)</text:span><text:span text:style-name="T17"><text:line-break/></text:span><text:span text:style-name="T5">}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5.9cm" svg:y1="20.4cm" svg:x2="11cm" svg:y2="22.4cm">
          <text:p/>
        </draw:line>
        <draw:line draw:style-name="gr3" draw:text-style-name="P5" draw:layer="layout" svg:x1="6.4cm" svg:y1="17.3cm" svg:x2="11cm" svg:y2="22.4cm">
          <text:p/>
        </draw:line>
        <draw:line draw:style-name="gr3" draw:text-style-name="P5" draw:layer="layout" svg:x1="17.5cm" svg:y1="12.2cm" svg:x2="8.1cm" svg:y2="8.4cm">
          <text:p/>
        </draw:line>
        <draw:line draw:style-name="gr3" draw:text-style-name="P5" draw:layer="layout" svg:x1="4.4cm" svg:y1="14cm" svg:x2="7.4cm" svg:y2="5.9cm">
          <text:p/>
        </draw:line>
        <draw:custom-shape draw:style-name="gr9" draw:text-style-name="P12" draw:layer="layout" svg:width="0.8cm" svg:height="0.6cm" svg:x="9.4cm" svg:y="6.5cm">
          <text:p text:style-name="P11"><text:span text:style-name="T8">2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8cm" svg:height="0.6cm" svg:x="11.3cm" svg:y="8.2cm">
          <text:p text:style-name="P11"><text:span text:style-name="T8">3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8cm" svg:height="0.6cm" svg:x="21cm" svg:y="12cm">
          <text:p text:style-name="P11"><text:span text:style-name="T8">4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8.4cm" svg:y1="10.6cm" svg:x2="22.6cm" svg:y2="13.6cm">
          <text:p/>
        </draw:line>
        <draw:custom-shape draw:style-name="gr8" draw:text-style-name="P12" draw:layer="layout" svg:width="0.8cm" svg:height="0.5cm" svg:x="14.8cm" svg:y="9.9cm">
          <text:p text:style-name="P11"><text:span text:style-name="T8">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5cm" svg:x="14.8cm" svg:y="11.5cm">
          <text:p text:style-name="P11"><text:span text:style-name="T8">6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5cm" svg:x="7.3cm" svg:y="9.9cm">
          <text:p text:style-name="P11"><text:span text:style-name="T8">7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5cm" svg:x="5.5cm" svg:y="11.1cm">
          <text:p text:style-name="P11"><text:span text:style-name="T8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5cm" svg:x="5.5cm" svg:y="15cm">
          <text:p text:style-name="P11"><text:span text:style-name="T8">8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5cm" svg:x="10.9cm" svg:y="16.4cm">
          <text:p text:style-name="P11"><text:span text:style-name="T8">9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5cm" svg:x="8.2cm" svg:y="18.5cm">
          <text:p text:style-name="P11"><text:span text:style-name="T8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5cm" svg:x="7.9cm" svg:y="20.7cm">
          <text:p text:style-name="P11"><text:span text:style-name="T8">1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8T15:04:40.115030002</meta:creation-date>
    <dc:date>2018-12-20T14:56:39.805640254</dc:date>
    <meta:editing-duration>PT47M6S</meta:editing-duration>
    <meta:editing-cycles>17</meta:editing-cycles>
    <meta:generator>LibreOffice/6.1.2.1$Linux_X86_64 LibreOffice_project/10$Build-1</meta:generator>
    <meta:document-statistic meta:object-count="43"/>
  </office:meta>
</office:document-meta>
</file>